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E00000315C93A0ADA3989BA69.png" manifest:media-type="image/png"/>
  <manifest:file-entry manifest:full-path="Pictures/100000000000035D0000031D846381D751F83C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x="-0.3189in" svg:y="1.8264in" svg:width="6.9252in" svg:height="6.4098in" draw:z-index="0"><draw:image xlink:href="Pictures/100000000000035D0000031D846381D751F83CA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" text:anchor-type="paragraph" svg:width="6.9252in" svg:height="5.4307in" draw:z-index="1"><draw:image xlink:href="Pictures/10000000000003EE00000315C93A0ADA3989BA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16:38.509227082</meta:creation-date>
    <dc:date>2017-06-16T22:38:02.541011906</dc:date>
    <meta:editing-duration>PT20M21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